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3" style:font-size-asian="36pt" style:font-style-asian="normal" style:font-weight-asian="normal" style:font-name-complex="Segoe U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3" style:font-size-asian="36pt" style:font-style-asian="normal" style:font-weight-asian="bold" style:font-name-complex="Segoe UI3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3" style:font-size-asian="16pt" style:font-style-asian="normal" style:font-weight-asian="normal" style:font-name-complex="Segoe UI3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3" style:font-size-asian="20pt" style:font-style-asian="normal" style:font-weight-asian="normal" style:font-name-complex="Segoe UI3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470</text:span></text:p>
            <text:p text:style-name="P1"><text:span text:style-name="T2">“</text:span><text:span text:style-name="T2">O Sons and Daughters of the K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4cm" svg:height="7.011cm" svg:x="1.27cm" svg:y="0.458cm">
          <draw:text-box>
            <text:p text:style-name="P1"><text:span text:style-name="T3">1. </text:span><text:span text:style-name="T4">O sons and daughters of the King,</text:span><text:span text:style-name="T4"><text:line-break/></text:span><text:span text:style-name="T4">Whom heav’nly hosts in glory sing,</text:span><text:span text:style-name="T4"><text:line-break/></text:span><text:span text:style-name="T4">Today the grave has lost its sting!</text:span><text:span text:style-name="T4"><text:line-break/></text:span><text:span text:style-name="T4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5.4cm" svg:height="7.011cm" svg:x="1.292cm" svg:y="0.515cm">
          <draw:text-box>
            <text:p text:style-name="P5"><text:span text:style-name="T5">2. </text:span><text:span text:style-name="T6">That Easter morn, at break of day,</text:span></text:p>
            <text:p text:style-name="P5"><text:span text:style-name="T6">The faithful women went their way</text:span></text:p>
            <text:p text:style-name="P5"><text:span text:style-name="T6">To seek the tomb where Jesus lay.</text:span></text:p>
            <text:p text:style-name="P5"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8" draw:layer="layout" svg:width="25.4cm" svg:height="7.011cm" svg:x="1.27cm" svg:y="0.508cm">
          <draw:text-box>
            <text:p text:style-name="P7"><text:span text:style-name="T5">3. </text:span><text:span text:style-name="T6">An angel clad in white they see,</text:span><text:span text:style-name="T6"><text:line-break/></text:span><text:span text:style-name="T6">Who sits and speaks unto the three,</text:span><text:span text:style-name="T6"><text:line-break/></text:span><text:span text:style-name="T6">“Your Lord will go to Galilee.”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8" draw:layer="layout" svg:width="25.4cm" svg:height="7.011cm" svg:x="1.27cm" svg:y="0.508cm">
          <draw:text-box>
            <text:p text:style-name="P7"><text:span text:style-name="T5">4. </text:span><text:span text:style-name="T6">That night the_apostles met in fear;</text:span><text:span text:style-name="T6"><text:line-break/></text:span><text:span text:style-name="T6">Among them came their master dear</text:span><text:span text:style-name="T6"><text:line-break/></text:span><text:span text:style-name="T6">And said, “My peace be with you here.”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8" draw:layer="layout" svg:width="25.4cm" svg:height="7.011cm" svg:x="1.27cm" svg:y="0.504cm">
          <draw:text-box>
            <text:p text:style-name="P7"><text:span text:style-name="T5">5. </text:span><text:span text:style-name="T6">When Thomas first the tidings heard</text:span><text:span text:style-name="T6"><text:line-break/></text:span><text:span text:style-name="T6">That they had seen the risen Lord,</text:span><text:span text:style-name="T6"><text:line-break/></text:span><text:span text:style-name="T6">He doubted the disciples’ word.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8" draw:layer="layout" svg:width="25.4cm" svg:height="7.011cm" svg:x="1.27cm" svg:y="0.508cm">
          <draw:text-box>
            <text:p text:style-name="P7"><text:span text:style-name="T5">6. </text:span><text:span text:style-name="T6">“My piercèd side, O Thomas, see,</text:span><text:span text:style-name="T6"><text:line-break/></text:span><text:span text:style-name="T6">And look upon My hands, My feet;</text:span><text:span text:style-name="T6"><text:line-break/></text:span><text:span text:style-name="T6">Not faithless but believing be.”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8" draw:layer="layout" svg:width="25.4cm" svg:height="7.011cm" svg:x="1.27cm" svg:y="0.508cm">
          <draw:text-box>
            <text:p text:style-name="P7"><text:span text:style-name="T5">7. </text:span><text:span text:style-name="T6">No longer Thomas then denied;</text:span><text:span text:style-name="T6"><text:line-break/></text:span><text:span text:style-name="T6">He saw the feet, the hands, the side;</text:span><text:span text:style-name="T6"><text:line-break/></text:span><text:span text:style-name="T6">“You are my Lord and God!” he cried.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3" draw:text-style-name="P8" draw:layer="layout" svg:width="25.4cm" svg:height="7.011cm" svg:x="1.27cm" svg:y="0.508cm">
          <draw:text-box>
            <text:p text:style-name="P7"><text:span text:style-name="T5">8. </text:span><text:span text:style-name="T6">How blest are they who have not seen</text:span><text:span text:style-name="T6"><text:line-break/></text:span><text:span text:style-name="T6">And yet whose faith has constant been,</text:span><text:span text:style-name="T6"><text:line-break/></text:span><text:span text:style-name="T6">For they eternal life shall win.</text:span><text:span text:style-name="T6"><text:line-break/></text:span><text:span text:style-name="T6">Alleluia, 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4" draw:text-style-name="P9" draw:layer="layout" svg:width="25.4cm" svg:height="10.951cm" svg:x="1.27cm" svg:y="0.508cm">
          <draw:text-box>
            <text:p text:style-name="P7"><text:span text:style-name="T5">9. </text:span><text:span text:style-name="T6">On this most holy day of days</text:span><text:span text:style-name="T6"><text:line-break/></text:span><text:span text:style-name="T6">Be laud and jubilee and praise:</text:span><text:span text:style-name="T6"><text:line-break/></text:span><text:span text:style-name="T6">To God your hearts and voices raise.</text:span><text:span text:style-name="T6"><text:line-break/></text:span><text:span text:style-name="T6">Alleluia, alleluia, alleluia!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8"><text:s text:c="11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19:02:03.218000000</meta:creation-date>
    <dc:title>Hymn template</dc:title>
    <meta:editing-duration>PT18M16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24T12:02:37.819000000</dc:date>
    <meta:document-statistic meta:object-count="172"/>
    <meta:template xlink:type="simple" xlink:actuate="onRequest" xlink:title="Hymn template" xlink:href="../../AppData/Roaming/LibreOffice/4/user/template/Worship%20Templsates/Hymn%20template.otp" meta:date="2015-04-08T19:02:02.953000000"/>
  </office:meta>
</office:document-meta>
</file>